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000000" draw:textarea-horizontal-align="justify" draw:textarea-vertical-align="middle" draw:auto-grow-height="false" fo:min-height="17.864cm" fo:min-width="5.3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1.6cm" svg:height="20.7cm" svg:x="4.8cm" svg:y="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7T12:23:21.159732725</meta:creation-date>
    <dc:date>2022-11-17T12:33:09.086363481</dc:date>
    <meta:editing-duration>PT9M48S</meta:editing-duration>
    <meta:editing-cycles>2</meta:editing-cycles>
    <meta:generator>LibreOffice/6.4.7.2$Linux_X86_64 LibreOffice_project/40$Build-2</meta:generator>
    <meta:document-statistic meta:object-count="1"/>
  </office:meta>
</office:document-meta>
</file>